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gr10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89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1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492cm 20.0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3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89cm" svg:y1="18.018cm" svg:x2="13.389cm" svg:y2="18.018cm">
          <text:p/>
        </draw:line>
        <draw:line draw:style-name="gr5" draw:text-style-name="P3" draw:layer="layout" svg:x1="14.636cm" svg:y1="19.288cm" svg:x2="13.414cm" svg:y2="19.993cm">
          <text:p/>
        </draw:line>
        <draw:g>
          <draw:polygon draw:style-name="gr6" draw:text-style-name="P4" draw:layer="layout" svg:width="1.493cm" svg:height="1.167cm" svg:x="9.98cm" svg:y="19.034cm" svg:viewBox="0 0 1494 1168" draw:points="0,458 132,229 264,0 1494,709 1362,939 1229,1168">
            <text:p/>
          </draw:polygon>
        </draw:g>
        <draw:line draw:style-name="gr5" draw:text-style-name="P3" draw:layer="layout" svg:x1="12.373cm" svg:y1="23.163cm" svg:x2="12.373cm" svg:y2="21.752cm">
          <text:p/>
        </draw:line>
        <draw:line draw:style-name="gr4" draw:text-style-name="P3" draw:layer="layout" svg:x1="7.414cm" svg:y1="22.751cm" svg:x2="7.414cm" svg:y2="22.751cm">
          <text:p/>
        </draw:line>
        <draw:custom-shape draw:style-name="gr7" draw:text-style-name="P5" draw:layer="layout" svg:width="2.54cm" svg:height="2.54cm" svg:x="4.591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03cm" svg:y="1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05cm" svg:y="19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791cm" svg:y1="18.018cm" svg:x2="6.791cm" svg:y2="18.018cm">
          <text:p/>
        </draw:line>
        <draw:line draw:style-name="gr5" draw:text-style-name="P3" draw:layer="layout" svg:x1="8.038cm" svg:y1="19.288cm" svg:x2="6.816cm" svg:y2="19.993cm">
          <text:p/>
        </draw:line>
        <draw:g>
          <draw:polygon draw:style-name="gr6" draw:text-style-name="P4" draw:layer="layout" svg:width="1.493cm" svg:height="1.167cm" svg:x="3.382cm" svg:y="19.034cm" svg:viewBox="0 0 1494 1168" draw:points="0,458 132,229 264,0 1494,709 1362,939 1229,1168">
            <text:p/>
          </draw:polygon>
        </draw:g>
        <draw:line draw:style-name="gr5" draw:text-style-name="P3" draw:layer="layout" svg:x1="5.775cm" svg:y1="23.163cm" svg:x2="5.775cm" svg:y2="21.752cm">
          <text:p/>
        </draw:line>
        <draw:line draw:style-name="gr4" draw:text-style-name="P3" draw:layer="layout" svg:x1="1cm" svg:y1="17.282cm" svg:x2="1cm" svg:y2="17.282cm">
          <text:p/>
        </draw:line>
        <draw:g>
          <draw:polygon draw:style-name="gr6" draw:text-style-name="P4" draw:layer="layout" svg:width="1.493cm" svg:height="1.167cm" svg:x="16.725cm" svg:y="19.034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933cm" svg:y="19.2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cm" svg:y1="21.334cm" svg:x2="9.08cm" svg:y2="19.923cm">
          <text:p/>
        </draw:line>
        <draw:custom-shape draw:style-name="gr7" draw:text-style-name="P5" draw:layer="layout" svg:width="2.54cm" svg:height="2.54cm" svg:x="7.81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9cm" svg:y1="13.553cm" svg:x2="9.089cm" svg:y2="12.142cm">
          <text:p/>
        </draw:line>
        <draw:custom-shape draw:style-name="gr2" draw:text-style-name="P2" draw:layer="layout" svg:width="2.54cm" svg:height="2.54cm" svg:x="7.811cm" svg:y="9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74cm" svg:y1="13.04cm" svg:x2="10.674cm" svg:y2="13.04cm">
          <text:p/>
        </draw:line>
        <draw:line draw:style-name="gr4" draw:text-style-name="P3" draw:layer="layout" svg:x1="10.356cm" svg:y1="6.148cm" svg:x2="10.356cm" svg:y2="6.148cm">
          <text:p/>
        </draw:line>
        <draw:custom-shape draw:style-name="gr2" draw:text-style-name="P2" draw:layer="layout" svg:width="2.54cm" svg:height="2.54cm" svg:x="7.807cm" svg:y="1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17.448cm" svg:x2="9.077cm" svg:y2="16.037cm">
          <text:p/>
        </draw:line>
        <draw:line draw:style-name="gr5" draw:text-style-name="P3" draw:layer="layout" svg:x1="10.271cm" svg:y1="14.792cm" svg:x2="11.682cm" svg:y2="14.792cm">
          <text:p/>
        </draw:line>
        <draw:line draw:style-name="gr5" draw:text-style-name="P3" draw:layer="layout" svg:x1="6.461cm" svg:y1="14.792cm" svg:x2="7.872cm" svg:y2="14.792cm">
          <text:p/>
        </draw:line>
        <draw:custom-shape draw:style-name="gr8" draw:text-style-name="P5" draw:layer="layout" svg:width="2.54cm" svg:height="2.54cm" svg:x="11.668cm" svg:y="13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13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5.953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417cm" svg:y1="4.937cm" svg:x2="9.828cm" svg:y2="4.937cm">
          <text:p/>
        </draw:line>
        <draw:custom-shape draw:style-name="gr9" draw:text-style-name="P6" draw:layer="layout" svg:width="2.54cm" svg:height="2.54cm" svg:x="9.81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6.406cm" svg:y1="7.478cm" svg:x2="6.842cm" svg:y2="6.136cm">
          <text:p/>
        </draw:line>
        <draw:line draw:style-name="gr5" draw:text-style-name="P3" draw:layer="layout" svg:x1="8.111cm" svg:y1="10.211cm" svg:x2="6.969cm" svg:y2="9.382cm">
          <text:p/>
        </draw:line>
        <draw:line draw:style-name="gr10" draw:text-style-name="P3" draw:layer="layout" svg:x1="11.286cm" svg:y1="9.382cm" svg:x2="10.144cm" svg:y2="10.211cm">
          <text:p/>
        </draw:line>
        <draw:line draw:style-name="gr10" draw:text-style-name="P3" draw:layer="layout" svg:x1="11.541cm" svg:y1="6.135cm" svg:x2="11.977cm" svg:y2="7.477cm">
          <text:p/>
        </draw:line>
        <draw:custom-shape draw:style-name="gr9" draw:text-style-name="P6" draw:layer="layout" svg:width="2.54cm" svg:height="2.54cm" svg:x="4.683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03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3.446cm" svg:y1="9.062cm" svg:x2="14.735cm" svg:y2="9.636cm">
          <text:p/>
        </draw:line>
        <draw:line draw:style-name="gr5" draw:text-style-name="P3" draw:layer="layout" svg:x1="12.373cm" svg:y1="2.651cm" svg:x2="11.668cm" svg:y2="3.873cm">
          <text:p/>
        </draw:line>
        <draw:line draw:style-name="gr5" draw:text-style-name="P3" draw:layer="layout" svg:x1="6.588cm" svg:y1="3.873cm" svg:x2="5.882cm" svg:y2="2.651cm">
          <text:p/>
        </draw:line>
        <draw:custom-shape draw:style-name="gr8" draw:text-style-name="P5" draw:layer="layout" svg:width="2.54cm" svg:height="2.54cm" svg:x="14.589cm" svg:y="8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1.668cm" svg:y="0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4.048cm" svg:y="0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20:43:56.546624737</dc:date>
    <meta:editing-duration>PT2H25M42S</meta:editing-duration>
    <meta:editing-cycles>58</meta:editing-cycles>
    <meta:generator>LibreOffice/5.1.4.2$Linux_X86_64 LibreOffice_project/10m0$Build-2</meta:generator>
    <meta:document-statistic meta:object-count="49"/>
  </office:meta>
</office:document-meta>
</file>